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бычный" style:master-page-name="MP0" style:family="paragraph">
      <style:paragraph-properties fo:break-before="page" fo:text-indent="0.4923in"/>
    </style:style>
    <style:style style:name="P2" style:parent-style-name="Обычный" style:family="paragraph">
      <style:paragraph-properties fo:text-indent="0.4923in"/>
    </style:style>
    <style:style style:name="P3" style:parent-style-name="Обычный" style:family="paragraph">
      <style:paragraph-properties fo:text-indent="0.4923in"/>
    </style:style>
    <style:style style:name="P4" style:parent-style-name="Обычный" style:family="paragraph">
      <style:paragraph-properties fo:text-indent="0.4923in"/>
    </style:style>
  </office:automatic-styles>
  <office:body>
    <office:text text:use-soft-page-breaks="true">
      <text:p text:style-name="P1">— Я думаю, — сказал князь, улыбаясь, — что, ежели бы вас послали вместо нашего милого Винценгероде, вы бы взяли приступом согласие прусского короля. Вы так красноречивы. Вы дадите мне чаю?</text:p>
      <text:p text:style-name="P2">— Сейчас. A propos, — прибавила она, опять успокоиваясь, — нынче у меня два очень интересные человека, le vicomte de Mortemart, il est allié aux Montmorency par les Rohans 10, одна из лучших фамилий Франции. Это один из хороших эмигрантов, из настоящих. И потом l'abbé Morio; 11 вы знаете этот глубокий ум? Он был принят государем. Вы знаете?</text:p>
      <text:p text:style-name="P3">— А! Я очень рад буду, — сказал князь. — Скажите, — прибавил он, как будто только что вспомнив что-то и особенно-небрежно, тогда как то, о чем он спрашивал, было главной целью его посещения, — правда, что l'impératrice-mère 12 желает назначения барона Функе первым секретарем в Вену? C'est un pauvre sire, ce baron, à ce qu'il paraît 13. — Князь Василий желал определить сына на это место, которое через императрицу Марию Феодоровну старались доставить барону.</text:p>
      <text:p text:style-name="P4">Анна Павловна почти закрыла глаза в знак того, что ни она, ни кто другой не могут судить про то, что угодно или нравится императрице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VOVA</meta:initial-creator>
    <dc:creator>VOVA</dc:creator>
    <meta:creation-date>2016-10-10T10:27:00Z</meta:creation-date>
    <dc:date>2016-10-10T10:28:00Z</dc:date>
    <meta:template xlink:href="Normal" xlink:type="simple"/>
    <meta:editing-cycles>1</meta:editing-cycles>
    <meta:editing-duration>PT60S</meta:editing-duration>
    <meta:document-statistic meta:page-count="1" meta:paragraph-count="2" meta:word-count="168" meta:character-count="1125" meta:row-count="7" meta:non-whitespace-character-count="959"/>
  </office:meta>
</office:document-meta>
</file>